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59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After blacking out during New Year's Eve, I was awoken by _____.</text:p>
          </table:table-cell>
          <table:table-cell office:value-type="string">
            <text:p>This holiday season, Tim Allen must overcome his fear of _____ to save Christmas.</text:p>
          </table:table-cell>
          <table:table-cell office:value-type="string">
            <text:p>What keeps me warm during the cold, cold winter?</text:p>
          </table:table-cell>
        </table:table-row>
        <table:table-row table:style-name="ro1">
          <table:table-cell office:value-type="string">
            <text:p>Every Christmas, my uncle gets drunk and tells the story about _____.</text:p>
          </table:table-cell>
          <table:table-cell office:value-type="string">
            <text:p>On the third day of Christmas, my true love gave to me: three French hens, two turtle doves and _____.</text:p>
          </table:table-cell>
          <table:table-cell office:value-type="string">
            <text:p>Elf cum.</text:p>
          </table:table-cell>
        </table:table-row>
        <table:table-row table:style-name="ro1">
          <table:table-cell office:value-type="string">
            <text:p>Jesus is _____.</text:p>
          </table:table-cell>
          <table:table-cell office:value-type="string">
            <text:p>Wake up, America. Christmas is under attack by secular liberals and their _____.</text:p>
          </table:table-cell>
          <table:table-cell office:value-type="string">
            <text:p>Gift-wrapping a live hamster.</text:p>
          </table:table-cell>
        </table:table-row>
        <table:table-row table:style-name="ro1">
          <table:table-cell office:value-type="string">
            <text:p>A Hungry-Man Frozen Christmas Dinner for One.</text:p>
          </table:table-cell>
          <table:table-cell office:value-type="string">
            <text:p>Several intertwining love stories featuring Hugh Grant.</text:p>
          </table:table-cell>
          <table:table-cell office:value-type="string">
            <text:p>Mall Santa.</text:p>
          </table:table-cell>
        </table:table-row>
        <table:table-row table:style-name="ro1">
          <table:table-cell office:value-type="string">
            <text:p>Whatever Kwanzaa is supposed to be about.</text:p>
          </table:table-cell>
          <table:table-cell office:value-type="string">
            <text:p>Clearing a bloody path through Walmart with a scimitar.</text:p>
          </table:table-cell>
          <table:table-cell office:value-type="string">
            <text:p>Santa's heavy sack.</text:p>
          </table:table-cell>
        </table:table-row>
        <table:table-row table:style-name="ro1">
          <table:table-cell office:value-type="string">
            <text:p>Krampus, the Austrian Christmas monster.</text:p>
          </table:table-cell>
          <table:table-cell office:value-type="string">
            <text:p>Another shitty year.</text:p>
          </table:table-cell>
          <table:table-cell office:value-type="string">
            <text:p>My hot cousin.</text:p>
          </table:table-cell>
        </table:table-row>
        <table:table-row table:style-name="ro1">
          <table:table-cell office:value-type="string">
            <text:p>A Christmas stocking full of coleslaw.</text:p>
          </table:table-cell>
          <table:table-cell office:value-type="string">
            <text:p>A visually arresting turtleneck.</text:p>
          </table:table-cell>
          <table:table-cell office:value-type="string">
            <text:p>Fucking up "Silent Night" in front of 300 parents.</text:p>
          </table:table-cell>
        </table:table-row>
        <table:table-row table:style-name="ro1">
          <table:table-cell office:value-type="string">
            <text:p>Space Jam on VHS.</text:p>
          </table:table-cell>
          <table:table-cell office:value-type="string">
            <text:p>A toxic family environment.</text:p>
          </table:table-cell>
          <table:table-cell office:value-type="string">
            <text:p>Taking down Santa with a surface-to-air missile.</text:p>
          </table:table-cell>
        </table:table-row>
        <table:table-row table:style-name="ro1">
          <table:table-cell office:value-type="string">
            <text:p>Immaculate conception.</text:p>
          </table:table-cell>
          <table:table-cell office:value-type="string">
            <text:p>Socks.</text:p>
          </table:table-cell>
          <table:table-cell office:value-type="string">
            <text:p>The tiny, calloused hands of the Chinese children that made this card.</text:p>
          </table:table-cell>
        </table:table-row>
        <table:table-row table:style-name="ro1">
          <table:table-cell office:value-type="string">
            <text:p>The Star Wars Holiday Special.</text:p>
          </table:table-cell>
          <table:table-cell office:value-type="string">
            <text:p>Pretending to be happy.</text:p>
          </table:table-cell>
          <table:table-cell office:value-type="string">
            <text:p>Eating an entire snowman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4">00/00/0000</text:date>, <text:time style:data-style-name="N2" text:time-value="0000-00-00T12:44:12.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26S</meta:editing-duration>
    <meta:editing-cycles>6</meta:editing-cycles>
    <meta:generator>LibreOffice/3.6$Windows_x86 LibreOffice_project/2ef5aff-a6fb0ff-166bdff-cf087ad-0f1389</meta:generator>
    <dc:date>2013-01-14T12:44:50.87</dc:date>
    <dc:creator>Mark David Scott Cunningham</dc:creator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